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" style:parent-style-name="Standard" style:list-style-name="LFO1" style:family="paragraph">
      <style:text-properties fo:font-weight="bold" style:font-weight-asian="bold" style:font-weight-complex="bold"/>
    </style:style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>
      <style:text-properties fo:font-weight="bold" style:font-weight-asian="bold" style:font-weight-complex="bold"/>
    </style:style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list-style-name="LFO2" style:family="paragraph"/>
    <style:style style:name="T3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T4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1" style:parent-style-name="Standard" style:list-style-name="LFO2" style:family="paragraph"/>
    <style:style style:name="P42" style:parent-style-name="Standard" style:list-style-name="LFO2" style:family="paragraph"/>
    <style:style style:name="T4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" style:parent-style-name="Standard" style:list-style-name="LFO2" style:family="paragraph"/>
    <style:style style:name="P45" style:parent-style-name="Standard" style:list-style-name="LFO2" style:family="paragraph"/>
    <style:style style:name="P46" style:parent-style-name="Standard" style:list-style-name="LFO2" style:family="paragraph"/>
    <style:style style:name="P47" style:parent-style-name="Standard" style:list-style-name="LFO2" style:family="paragraph"/>
    <style:style style:name="P48" style:parent-style-name="Standard" style:list-style-name="LFO2" style:family="paragraph"/>
    <style:style style:name="P49" style:parent-style-name="Standard" style:list-style-name="LFO2" style:family="paragraph"/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list-style-name="LFO3" style:family="paragraph"/>
    <style:style style:name="P53" style:parent-style-name="Standard" style:list-style-name="LFO3" style:family="paragraph"/>
    <style:style style:name="P54" style:parent-style-name="Standard" style:list-style-name="LFO3" style:family="paragraph"/>
    <style:style style:name="P55" style:parent-style-name="Standard" style:list-style-name="LFO3" style:family="paragraph"/>
    <style:style style:name="P56" style:parent-style-name="Standard" style:list-style-name="LFO3" style:family="paragraph"/>
    <style:style style:name="P57" style:parent-style-name="Standard" style:list-style-name="LFO3" style:family="paragraph"/>
  </office:automatic-styles>
  <office:body>
    <office:text text:use-soft-page-breaks="true">
      <text:p text:style-name="P1"><text:span text:style-name="T3">PAGES</text:span><text:span text:style-name="T4">:</text:span></text:p>
      <text:list text:style-name="LFO1" text:continue-numbering="true">
        <text:list-item>
          <text:p text:style-name="P5">Users</text:p>
          <text:list text:continue-numbering="true">
            <text:list-item>
              <text:p text:style-name="P6">Employees</text:p>
              <text:list text:continue-numbering="true">
                <text:list-item>
                  <text:p text:style-name="P7">Create</text:p>
                </text:list-item>
                <text:list-item>
                  <text:p text:style-name="P8">Update</text:p>
                </text:list-item>
                <text:list-item>
                  <text:p text:style-name="P9">Delete</text:p>
                </text:list-item>
              </text:list>
            </text:list-item>
            <text:list-item>
              <text:p text:style-name="P10">Customer</text:p>
            </text:list-item>
          </text:list>
        </text:list-item>
        <text:list-item>
          <text:p text:style-name="P11">Main Page</text:p>
        </text:list-item>
        <text:list-item>
          <text:p text:style-name="P12">Inventory</text:p>
          <text:list text:continue-numbering="true">
            <text:list-item>
              <text:p text:style-name="P13">Ordering</text:p>
            </text:list-item>
            <text:list-item>
              <text:p text:style-name="P14">Create</text:p>
            </text:list-item>
            <text:list-item>
              <text:p text:style-name="P15">Update</text:p>
            </text:list-item>
            <text:list-item>
              <text:p text:style-name="P16">Delete</text:p>
            </text:list-item>
          </text:list>
        </text:list-item>
        <text:list-item>
          <text:p text:style-name="P17">Login</text:p>
          <text:list text:continue-numbering="true">
            <text:list-item>
              <text:p text:style-name="P18">Owner/Admin page</text:p>
              <text:list text:continue-numbering="true">
                <text:list-item>
                  <text:p text:style-name="P19">User Management</text:p>
                  <text:list text:continue-numbering="true">
                    <text:list-item>
                      <text:p text:style-name="P20">Create</text:p>
                    </text:list-item>
                    <text:list-item>
                      <text:p text:style-name="P21">Update</text:p>
                    </text:list-item>
                    <text:list-item>
                      <text:p text:style-name="P22">Delete</text:p>
                    </text:list-item>
                  </text:list>
                </text:list-item>
                <text:list-item>
                  <text:p text:style-name="P23">Weekly Reports</text:p>
                </text:list-item>
              </text:list>
            </text:list-item>
          </text:list>
        </text:list-item>
        <text:list-item>
          <text:p text:style-name="P24">Service</text:p>
          <text:list text:continue-numbering="true">
            <text:list-item>
              <text:p text:style-name="P25">Repair</text:p>
              <text:list text:continue-numbering="true">
                <text:list-item>
                  <text:p text:style-name="P26">Details</text:p>
                </text:list-item>
                <text:list-item>
                  <text:p text:style-name="P27">Delete</text:p>
                </text:list-item>
              </text:list>
            </text:list-item>
            <text:list-item>
              <text:p text:style-name="P28">Reports</text:p>
            </text:list-item>
          </text:list>
        </text:list-item>
        <text:list-item>
          <text:p text:style-name="P29">Sales</text:p>
          <text:list text:continue-numbering="true">
            <text:list-item>
              <text:p text:style-name="P30">Create Sale</text:p>
            </text:list-item>
            <text:list-item>
              <text:p text:style-name="P31">Create Customer</text:p>
            </text:list-item>
            <text:list-item>
              <text:p text:style-name="P32">Update Customer</text:p>
            </text:list-item>
            <text:list-item>
              <text:p text:style-name="P33">Delete Customer</text:p>
            </text:list-item>
          </text:list>
        </text:list-item>
      </text:list>
      <text:p text:style-name="P34"/>
      <text:p text:style-name="P35">MISCELLANEOUS JOBS:</text:p>
      <text:list text:style-name="LFO2" text:continue-numbering="true">
        <text:list-item>
          <text:p text:style-name="P36"><text:span text:style-name="T37">Global CSS</text:span></text:p>
        </text:list-item>
        <text:list-item>
          <text:p text:style-name="P38">Datasets</text:p>
        </text:list-item>
        <text:list-item>
          <text:p text:style-name="P39"><text:span text:style-name="T40">Login System</text:span></text:p>
        </text:list-item>
        <text:list-item>
          <text:p text:style-name="P41">Find Images/Media</text:p>
        </text:list-item>
        <text:list-item>
          <text:p text:style-name="P42"><text:span text:style-name="T43">Registration System</text:span></text:p>
        </text:list-item>
        <text:list-item>
          <text:p text:style-name="P44">User Roles</text:p>
        </text:list-item>
        <text:list-item>
          <text:p text:style-name="P45">Tying Sales and Ordering together with Inventory</text:p>
        </text:list-item>
        <text:list-item>
          <text:p text:style-name="P46">Integrating “EmmasEngines” with “EmmasEnginesLibrary”</text:p>
        </text:list-item>
        <text:list-item>
          <text:p text:style-name="P47">Create ability to search for something such as a customer</text:p>
        </text:list-item>
        <text:list-item>
          <text:p text:style-name="P48">Fix Login Problem</text:p>
        </text:list-item>
        <text:list-item>
          <text:p text:style-name="P49">Make dummy data</text:p>
        </text:list-item>
      </text:list>
      <text:p text:style-name="P50"/>
      <text:p text:style-name="P51">FOR EACH PAGE:</text:p>
      <text:list text:style-name="LFO3" text:continue-numbering="true">
        <text:list-item>
          <text:p text:style-name="P52">HTML</text:p>
        </text:list-item>
        <text:list-item>
          <text:p text:style-name="P53">Bootstrap</text:p>
        </text:list-item>
        <text:list-item>
          <text:p text:style-name="P54">Media</text:p>
        </text:list-item>
        <text:list-item>
          <text:p text:style-name="P55">Functionality</text:p>
        </text:list-item>
        <text:list-item>
          <text:p text:style-name="P56">Proper Navigation</text:p>
        </text:list-item>
        <text:list-item>
          <text:p text:style-name="P57">Documenta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11-24T22:29:00Z</meta:creation-date>
    <dc:date>2018-11-26T15:22:00Z</dc:date>
    <meta:template xlink:href="Normal.dotm" xlink:type="simple"/>
    <meta:editing-cycles>3</meta:editing-cycles>
    <meta:editing-duration>PT55260S</meta:editing-duration>
    <meta:document-statistic meta:page-count="2" meta:paragraph-count="1" meta:word-count="98" meta:character-count="662" meta:row-count="4" meta:non-whitespace-character-count="565"/>
  </office:meta>
</office:document-meta>
</file>